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Heading_20_2">
      <style:text-properties fo:font-size="20pt" style:font-size-asian="20pt" style:font-size-complex="20pt"/>
    </style:style>
    <style:style style:name="P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5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6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7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ef53a0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22" style:family="paragraph" style:parent-style-name="Standard">
      <style:text-properties officeooo:paragraph-rsid="01df9e60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8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7c3d0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ad8a0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b372b" officeooo:paragraph-rsid="020ad8a0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def6c" officeooo:paragraph-rsid="020c44ea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47" style:family="paragraph" style:parent-style-name="Text_20_body">
      <style:text-properties officeooo:paragraph-rsid="01ec0486"/>
    </style:style>
    <style:style style:name="P48" style:family="paragraph" style:parent-style-name="Text_20_body">
      <style:text-properties officeooo:paragraph-rsid="01f3504e"/>
    </style:style>
    <style:style style:name="P49" style:family="paragraph" style:parent-style-name="Text_20_body">
      <style:text-properties officeooo:paragraph-rsid="020335e3"/>
    </style:style>
    <style:style style:name="P5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5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5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5390f"/>
    </style:style>
    <style:style style:name="P5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65fcd"/>
    </style:style>
    <style:style style:name="P5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5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d54b3"/>
    </style:style>
    <style:style style:name="P5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57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58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P5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1d1d"/>
    </style:style>
    <style:style style:name="P60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7d89"/>
    </style:style>
    <style:style style:name="P61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7794"/>
    </style:style>
    <style:style style:name="P62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cf3f"/>
    </style:style>
    <style:style style:name="P63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65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6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249471"/>
    </style:style>
    <style:style style:name="P69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7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7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6e93"/>
    </style:style>
    <style:style style:name="P7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16c9a"/>
    </style:style>
    <style:style style:name="P7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2a426"/>
    </style:style>
    <style:style style:name="P7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49471"/>
    </style:style>
    <style:style style:name="P7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5d133"/>
    </style:style>
    <style:style style:name="P7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5def0"/>
    </style:style>
    <style:style style:name="P77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paragraph-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P78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26bc23"/>
    </style:style>
    <style:style style:name="P7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275bb2"/>
    </style:style>
    <style:style style:name="P80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241c51" style:font-size-asian="14pt" style:font-weight-asian="bold" style:font-size-complex="14pt" style:font-weight-complex="bold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15390f" style:font-name-asian="Noto Serif CJK SC" style:font-size-asian="12.25pt" style:font-weight-asian="normal" style:font-name-complex="Lohit Devanagari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normal" officeooo:rsid="02165fcd" style:font-name-asian="Noto Serif CJK SC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font-name="DejaVu Sans" fo:font-size="14pt" fo:language="fr" fo:country="FR" style:text-underline-style="none" fo:font-weight="normal" officeooo:rsid="02181d1d" style:font-name-asian="Noto Serif CJK SC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font-name="DejaVu Sans" fo:font-size="14pt" fo:language="fr" fo:country="FR" style:text-underline-style="none" fo:font-weight="normal" officeooo:rsid="02187d89" style:font-name-asian="Noto Serif CJK SC" style:font-size-asian="12.25pt" style:font-weight-asian="normal" style:font-name-complex="Lohit Devanagari" style:font-size-complex="14pt" style:font-weight-complex="normal"/>
    </style:style>
    <style:style style:name="T23" style:family="text">
      <style:text-properties style:font-name="DejaVu Sans" fo:font-size="14pt" fo:language="fr" fo:country="FR" style:text-underline-style="none" fo:font-weight="normal" officeooo:rsid="02190b91" style:font-name-asian="Noto Serif CJK SC" style:font-size-asian="12.25pt" style:font-weight-asian="normal" style:font-name-complex="Lohit Devanagari" style:font-size-complex="14pt" style:font-weight-complex="normal"/>
    </style:style>
    <style:style style:name="T24" style:family="text">
      <style:text-properties style:font-name="DejaVu Sans" fo:font-size="14pt" fo:language="fr" fo:country="FR" style:text-underline-style="none" fo:font-weight="normal" officeooo:rsid="02197794" style:font-name-asian="Noto Serif CJK SC" style:font-size-asian="12.25pt" style:font-weight-asian="normal" style:font-name-complex="Lohit Devanagari" style:font-size-complex="14pt" style:font-weight-complex="normal"/>
    </style:style>
    <style:style style:name="T25" style:family="text">
      <style:text-properties style:font-name="DejaVu Sans" fo:font-size="14pt" fo:language="fr" fo:country="FR" style:text-underline-style="none" fo:font-weight="normal" officeooo:rsid="0219cf3f" style:font-name-asian="Noto Serif CJK SC" style:font-size-asian="12.25pt" style:font-weight-asian="normal" style:font-name-complex="Lohit Devanagari" style:font-size-complex="14pt" style:font-weight-complex="normal"/>
    </style:style>
    <style:style style:name="T26" style:family="text">
      <style:text-properties style:font-name="DejaVu Sans" fo:font-size="14pt" fo:language="fr" fo:country="FR" style:text-underline-style="none" fo:font-weight="normal" officeooo:rsid="021a0791" style:font-name-asian="Noto Serif CJK SC" style:font-size-asian="12.25pt" style:font-weight-asian="normal" style:font-name-complex="Lohit Devanagari" style:font-size-complex="14pt" style:font-weight-complex="normal"/>
    </style:style>
    <style:style style:name="T27" style:family="text">
      <style:text-properties style:font-name="DejaVu Sans" fo:font-size="14pt" fo:language="fr" fo:country="FR" style:text-underline-style="none" fo:font-weight="normal" officeooo:rsid="021adc80" style:font-name-asian="Noto Serif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DejaVu Sans" fo:font-size="14pt" fo:language="fr" fo:country="FR" style:text-underline-style="none" fo:font-weight="normal" officeooo:rsid="021c7af9" style:font-name-asian="Noto Serif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DejaVu Sans" fo:font-size="14pt" fo:language="fr" fo:country="FR" style:text-underline-style="none" fo:font-weight="normal" officeooo:rsid="021d54b3" style:font-name-asian="Noto Serif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DejaVu Sans" fo:font-size="14pt" fo:language="fr" fo:country="FR" style:text-underline-style="none" fo:font-weight="normal" officeooo:rsid="021e6268" style:font-name-asian="Noto Serif CJK SC" style:font-size-asian="12.25pt" style:font-weight-asian="normal" style:font-name-complex="Lohit Devanagari" style:font-size-complex="14pt" style:font-weight-complex="normal"/>
    </style:style>
    <style:style style:name="T31" style:family="text">
      <style:text-properties style:font-name="DejaVu Sans" fo:font-size="14pt" fo:language="fr" fo:country="FR" style:text-underline-style="none" fo:font-weight="normal" officeooo: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32" style:family="text">
      <style:text-properties style:font-name="DejaVu Sans" fo:font-size="14pt" fo:language="fr" fo:country="FR" style:text-underline-style="none" fo:font-weight="normal" officeooo:rsid="02216c9a" style:font-name-asian="Noto Serif CJK SC" style:font-size-asian="12.25pt" style:font-weight-asian="normal" style:font-name-complex="Lohit Devanagari" style:font-size-complex="14pt" style:font-weight-complex="normal"/>
    </style:style>
    <style:style style:name="T33" style:family="text">
      <style:text-properties style:font-name="DejaVu Sans" fo:font-size="14pt" fo:language="fr" fo:country="FR" style:text-underline-style="none" fo:font-weight="normal" officeooo:rsid="0222a426" style:font-name-asian="Noto Serif CJK SC" style:font-size-asian="12.25pt" style:font-weight-asian="normal" style:font-name-complex="Lohit Devanagari" style:font-size-complex="14pt" style:font-weight-complex="normal"/>
    </style:style>
    <style:style style:name="T34" style:family="text">
      <style:text-properties style:font-name="DejaVu Sans" fo:font-size="14pt" fo:language="fr" fo:country="FR" style:text-underline-style="none" fo:font-weight="normal" officeooo:rsid="02240b93" style:font-name-asian="Noto Serif CJK SC" style:font-size-asian="12.25pt" style:font-weight-asian="normal" style:font-name-complex="Lohit Devanagari" style:font-size-complex="14pt" style:font-weight-complex="normal"/>
    </style:style>
    <style:style style:name="T35" style:family="text">
      <style:text-properties style:font-name="DejaVu Sans" fo:font-size="14pt" fo:language="fr" fo:country="FR" style:text-underline-style="none" fo:font-weight="normal" officeooo:rsid="0225d133" style:font-name-asian="Noto Serif CJK SC" style:font-size-asian="12.25pt" style:font-weight-asian="normal" style:font-name-complex="Lohit Devanagari" style:font-size-complex="14pt" style:font-weight-complex="normal"/>
    </style:style>
    <style:style style:name="T36" style:family="text">
      <style:text-properties style:font-name="DejaVu Sans" fo:font-size="14pt" fo:language="fr" fo:country="FR" style:text-underline-style="none" fo:font-weight="normal" officeooo:rsid="02275bb2" style:font-name-asian="Noto Serif CJK SC" style:font-size-asian="12.25pt" style:font-weight-asian="normal" style:font-name-complex="Lohit Devanagari" style:font-size-complex="14pt" style:font-weight-complex="normal"/>
    </style:style>
    <style:style style:name="T37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38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39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40" style:family="text">
      <style:text-properties style:font-name="DejaVu Sans" fo:font-size="14pt" fo:language="fr" fo:country="FR" style:text-underline-style="none" fo:font-weight="bold" officeooo:rsid="0213c101" style:font-name-asian="Noto Serif CJK SC" style:font-size-asian="12.25pt" style:font-weight-asian="bold" style:font-name-complex="Lohit Devanagari" style:font-size-complex="14pt" style:font-weight-complex="bold"/>
    </style:style>
    <style:style style:name="T41" style:family="text">
      <style:text-properties style:font-name="DejaVu Sans" fo:font-size="14pt" fo:language="fr" fo:country="FR" style:text-underline-style="none" fo:font-weight="bold" officeooo:rsid="02165fcd" style:font-name-asian="Noto Serif CJK SC" style:font-size-asian="12.25pt" style:font-weight-asian="bold" style:font-name-complex="Lohit Devanagari" style:font-size-complex="14pt" style:font-weight-complex="bold"/>
    </style:style>
    <style:style style:name="T42" style:family="text">
      <style:text-properties style:font-name="DejaVu Sans" fo:font-size="14pt" fo:language="fr" fo:country="FR" style:text-underline-style="none" fo:font-weight="bold" officeooo:rsid="02181d1d" style:font-name-asian="Noto Serif CJK SC" style:font-size-asian="12.25pt" style:font-weight-asian="bold" style:font-name-complex="Lohit Devanagari" style:font-size-complex="14pt" style:font-weight-complex="bold"/>
    </style:style>
    <style:style style:name="T43" style:family="text">
      <style:text-properties style:font-name="DejaVu Sans" fo:font-size="14pt" fo:language="fr" fo:country="FR" style:text-underline-style="none" fo:font-weight="bold" officeooo:rsid="02187d89" style:font-name-asian="Noto Serif CJK SC" style:font-size-asian="12.25pt" style:font-weight-asian="bold" style:font-name-complex="Lohit Devanagari" style:font-size-complex="14pt" style:font-weight-complex="bold"/>
    </style:style>
    <style:style style:name="T44" style:family="text">
      <style:text-properties style:font-name="DejaVu Sans" fo:font-size="14pt" fo:language="fr" fo:country="FR" style:text-underline-style="none" fo:font-weight="bold" officeooo:rsid="02197794" style:font-name-asian="Noto Serif CJK SC" style:font-size-asian="12.25pt" style:font-weight-asian="bold" style:font-name-complex="Lohit Devanagari" style:font-size-complex="14pt" style:font-weight-complex="bold"/>
    </style:style>
    <style:style style:name="T45" style:family="text">
      <style:text-properties style:font-name="DejaVu Sans" fo:font-size="14pt" fo:language="fr" fo:country="FR" style:text-underline-style="none" fo:font-weight="bold" officeooo:rsid="0219cf3f" style:font-name-asian="Noto Serif CJK SC" style:font-size-asian="12.25pt" style:font-weight-asian="bold" style:font-name-complex="Lohit Devanagari" style:font-size-complex="14pt" style:font-weight-complex="bold"/>
    </style:style>
    <style:style style:name="T46" style:family="text">
      <style:text-properties style:font-name="DejaVu Sans" fo:font-size="14pt" fo:language="fr" fo:country="FR" style:text-underline-style="none" fo:font-weight="bold" officeooo:rsid="021f6e93" style:font-name-asian="Noto Serif CJK SC" style:font-size-asian="12.25pt" style:font-weight-asian="bold" style:font-name-complex="Lohit Devanagari" style:font-size-complex="14pt" style:font-weight-complex="bold"/>
    </style:style>
    <style:style style:name="T47" style:family="text">
      <style:text-properties style:font-name="DejaVu Sans" fo:font-size="14pt" fo:language="fr" fo:country="FR" style:text-underline-style="none" fo:font-weight="bold" officeooo:rsid="0222a426" style:font-name-asian="Noto Serif CJK SC" style:font-size-asian="12.25pt" style:font-weight-asian="bold" style:font-name-complex="Lohit Devanagari" style:font-size-complex="14pt" style:font-weight-complex="bold"/>
    </style:style>
    <style:style style:name="T48" style:family="text">
      <style:text-properties style:font-name="DejaVu Sans" fo:font-size="14pt" fo:language="fr" fo:country="FR" style:text-underline-style="none" fo:font-weight="bold" officeooo:rsid="02249471" style:font-name-asian="Noto Serif CJK SC" style:font-size-asian="12.25pt" style:font-weight-asian="bold" style:font-name-complex="Lohit Devanagari" style:font-size-complex="14pt" style:font-weight-complex="bold"/>
    </style:style>
    <style:style style:name="T49" style:family="text">
      <style:text-properties style:font-name="DejaVu Sans" fo:font-size="14pt" fo:language="fr" fo:country="FR" style:text-underline-style="none" fo:font-weight="bold" officeooo:rsid="0225def0" style:font-name-asian="Noto Serif CJK SC" style:font-size-asian="12.25pt" style:font-weight-asian="bold" style:font-name-complex="Lohit Devanagari" style:font-size-complex="14pt" style:font-weight-complex="bold"/>
    </style:style>
    <style:style style:name="T50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51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52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53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54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55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6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57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58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59" style:family="text">
      <style:text-properties style:font-name="DejaVu Sans" fo:font-size="28pt" style:font-size-asian="28pt" style:font-size-complex="28pt"/>
    </style:style>
    <style:style style:name="T60" style:family="text">
      <style:text-properties style:font-name="DejaVu Sans" fo:font-size="28pt" officeooo:rsid="01e5c0c0" style:font-size-asian="28pt" style:font-size-complex="28pt"/>
    </style:style>
    <style:style style:name="T61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62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63" style:family="text">
      <style:text-properties style:font-name="DejaVu Sans" fo:font-size="20pt" fo:language="fr" fo:country="FR" style:text-underline-style="none" fo:font-weight="bold" officeooo:rsid="0213c101" style:font-name-asian="Noto Serif CJK SC" style:font-size-asian="20pt" style:font-weight-asian="bold" style:font-name-complex="Lohit Devanagari" style:font-size-complex="20pt" style:font-weight-complex="bold"/>
    </style:style>
    <style:style style:name="T64" style:family="text">
      <style:text-properties style:font-name="DejaVu Sans"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65" style:family="text">
      <style:text-properties style:font-name="DejaVu Sans" fo:font-size="20pt" fo:language="fr" fo:country="FR" style:text-underline-style="none" fo:font-weight="bold" officeooo:rsid="021f5e0a" style:font-name-asian="Noto Serif CJK SC" style:font-size-asian="20pt" style:font-weight-asian="bold" style:font-name-complex="Lohit Devanagari" style:font-size-complex="20pt" style:font-weight-complex="bold"/>
    </style:style>
    <style:style style:name="T66" style:family="text">
      <style:text-properties style:font-name="DejaVu Sans" fo:font-size="20pt" fo:language="fr" fo:country="FR" style:text-underline-style="none" fo:font-weight="bold" officeooo:rsid="02249471" style:font-name-asian="Noto Serif CJK SC" style:font-size-asian="20pt" style:font-weight-asian="bold" style:font-name-complex="Lohit Devanagari" style:font-size-complex="20pt" style:font-weight-complex="bold"/>
    </style:style>
    <style:style style:name="T67" style:family="text">
      <style:text-properties fo:language="fr" fo:country="FR" style:text-underline-style="none"/>
    </style:style>
    <style:style style:name="T68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69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70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71" style:family="text">
      <style:text-properties fo:language="fr" fo:country="FR" style:text-underline-style="none" fo:font-weight="normal" style:font-weight-asian="normal" style:font-weight-complex="normal"/>
    </style:style>
    <style:style style:name="T72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73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74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75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76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77" style:family="text">
      <style:text-properties fo:language="fr" fo:country="FR" style:text-underline-style="none" fo:font-weight="normal" officeooo:rsid="00fc82d5" style:font-name-asian="Noto Serif CJK SC" style:font-weight-asian="normal" style:font-name-complex="Lohit Devanagari" style:font-weight-complex="normal"/>
    </style:style>
    <style:style style:name="T78" style:family="text">
      <style:text-properties fo:language="fr" fo:country="FR" style:text-underline-style="none" fo:font-weight="normal" officeooo:rsid="0212c249" style:font-name-asian="Noto Serif CJK SC" style:font-weight-asian="normal" style:font-name-complex="Lohit Devanagari" style:font-weight-complex="normal"/>
    </style:style>
    <style:style style:name="T79" style:family="text">
      <style:text-properties fo:language="fr" fo:country="FR" style:text-underline-style="none" officeooo:rsid="00fc82d5"/>
    </style:style>
    <style:style style:name="T80" style:family="text">
      <style:text-properties fo:language="fr" fo:country="FR" style:text-underline-style="none" officeooo:rsid="01e98805"/>
    </style:style>
    <style:style style:name="T81" style:family="text">
      <style:text-properties fo:language="fr" fo:country="FR" style:text-underline-style="none" officeooo:rsid="01ec0486"/>
    </style:style>
    <style:style style:name="T82" style:family="text">
      <style:text-properties fo:language="fr" fo:country="FR" style:text-underline-style="none" officeooo:rsid="01ec78d1"/>
    </style:style>
    <style:style style:name="T83" style:family="text">
      <style:text-properties fo:language="fr" fo:country="FR" style:text-underline-style="none" officeooo:rsid="01eecca3"/>
    </style:style>
    <style:style style:name="T84" style:family="text">
      <style:text-properties fo:language="fr" fo:country="FR" style:text-underline-style="none" officeooo:rsid="01f0c9c4"/>
    </style:style>
    <style:style style:name="T85" style:family="text">
      <style:text-properties fo:language="fr" fo:country="FR" style:text-underline-style="none" officeooo:rsid="01f90ce1"/>
    </style:style>
    <style:style style:name="T86" style:family="text">
      <style:text-properties fo:language="fr" fo:country="FR" style:text-underline-style="none" officeooo:rsid="01f9aa9d"/>
    </style:style>
    <style:style style:name="T87" style:family="text">
      <style:text-properties fo:language="fr" fo:country="FR" style:text-underline-style="none" officeooo:rsid="01f9aa9f"/>
    </style:style>
    <style:style style:name="T88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89" style:family="text">
      <style:text-properties officeooo:rsid="01f90ce1"/>
    </style:style>
    <style:style style:name="T90" style:family="text">
      <style:text-properties officeooo:rsid="01fa68b2"/>
    </style:style>
    <style:style style:name="T91" style:family="text">
      <style:text-properties officeooo:rsid="01fbdb91"/>
    </style:style>
    <style:style style:name="T92" style:family="text">
      <style:text-properties officeooo:rsid="01fda1b1"/>
    </style:style>
    <style:style style:name="T93" style:family="text">
      <style:text-properties officeooo:rsid="01fdbb06"/>
    </style:style>
    <style:style style:name="T94" style:family="text">
      <style:text-properties officeooo:rsid="01fde05b"/>
    </style:style>
    <style:style style:name="T95" style:family="text">
      <style:text-properties officeooo:rsid="01fecdf3"/>
    </style:style>
    <style:style style:name="T96" style:family="text">
      <style:text-properties officeooo:rsid="02020cf8"/>
    </style:style>
    <style:style style:name="T97" style:family="text">
      <style:text-properties fo:font-size="14pt" fo:font-weight="normal" style:font-size-asian="12.25pt" style:font-weight-asian="normal" style:font-size-complex="14pt" style:font-weight-complex="normal"/>
    </style:style>
    <style:style style:name="T98" style:family="text">
      <style:text-properties fo:font-size="14pt" fo:font-weight="normal" officeooo:rsid="0215390f" style:font-size-asian="12.25pt" style:font-weight-asian="normal" style:font-size-complex="14pt" style:font-weight-complex="normal"/>
    </style:style>
    <style:style style:name="T99" style:family="text">
      <style:text-properties fo:font-size="28pt" fo:language="fr" fo:country="FR" style:text-underline-style="none" officeooo:rsid="01e5c0c0" style:font-name-asian="Noto Serif CJK SC" style:font-size-asian="28pt" style:font-name-complex="Lohit Devanagari" style:font-size-complex="28pt"/>
    </style:style>
    <style:style style:name="T100" style:family="text">
      <style:text-properties fo:font-size="28pt" fo:language="fr" fo:country="FR" style:text-underline-style="none" officeooo:rsid="0212c249" style:font-name-asian="Noto Serif CJK SC" style:font-size-asian="28pt" style:font-name-complex="Lohit Devanagari" style:font-size-complex="28pt"/>
    </style:style>
    <style:style style:name="T101" style:family="text">
      <style:text-properties fo:font-size="28pt" fo:language="fr" fo:country="FR" style:text-underline-style="none" officeooo:rsid="02165fcd" style:font-name-asian="Noto Serif CJK SC" style:font-size-asian="28pt" style:font-name-complex="Lohit Devanagari" style:font-size-complex="28pt"/>
    </style:style>
    <style:style style:name="T102" style:family="text">
      <style:text-properties fo:font-size="28pt" fo:language="fr" fo:country="FR" style:text-underline-style="none" officeooo:rsid="02241c51" style:font-name-asian="Noto Serif CJK SC" style:font-size-asian="28pt" style:font-name-complex="Lohit Devanagari" style:font-size-complex="28pt"/>
    </style:style>
    <style:style style:name="T103" style:family="text">
      <style:text-properties officeooo:rsid="0213c8e0"/>
    </style:style>
    <style:style style:name="T104" style:family="text">
      <style:text-properties fo:font-weight="normal" officeooo:rsid="021f6e9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5">Première année</text:p>
      <text:h text:style-name="P1" text:outline-level="2"/>
      <text:p text:style-name="P23"/>
      <text:h text:style-name="P1" text:outline-level="2"/>
      <text:p text:style-name="Title"><text:span text:style-name="T55">Compte-rendu </text:span><text:span text:style-name="T56">PROJET</text:span></text:p>
      <text:h text:style-name="P63" text:outline-level="3"/>
      <text:h text:style-name="P64" text:outline-level="3">C++</text:h>
      <text:p text:style-name="P26"/>
      <text:p text:style-name="P21">...</text:p>
      <text:p text:style-name="P27"/>
      <text:p text:style-name="P24"/>
      <text:p text:style-name="P24"/>
      <text:p text:style-name="P24"/>
      <text:p text:style-name="P18"/>
      <text:p text:style-name="P19"/>
      <text:p text:style-name="P9">Jolan OSTER – 197451 <text:s text:c="41"/>2021/2021</text:p>
      <text:p text:style-name="P20"><text:span text:style-name="T53">Groupe Apprenti <text:s text:c="18"/></text:span><text:span text:style-name="T54"><text:tab/><text:tab/><text:tab/><text:tab/>...</text:span></text:p>
      <text:h text:style-name="P66" text:outline-level="1"><text:span text:style-name="Strong_20_Emphasis"><text:span text:style-name="T60">SEMAINE - </text:span></text:span><text:span text:style-name="Strong_20_Emphasis"><text:span text:style-name="T59">TASK_0</text:span></text:span></text:h>
      <text:h text:style-name="P6" text:outline-level="2"><text:bookmark text:name="page3R_mcid5"/><text:span text:style-name="T57">Exercice </text:span><text:span text:style-name="T58">A</text:span><text:span text:style-name="T57">. Exécution</text:span></text:h>
      <text:p text:style-name="P10"/>
      <text:p text:style-name="P14"><text:span text:style-name="T72">C →</text:span><text:span text:style-name="T71"> Appelle un avion</text:span></text:p>
      <text:p text:style-name="P11">F → Plein écran</text:p>
      <text:p text:style-name="P14"><text:span text:style-name="T71">X, </text:span><text:span text:style-name="T76">Q</text:span><text:span text:style-name="T71"> → Ferme le programme</text:span></text:p>
      <text:p text:style-name="P11"/>
      <text:p text:style-name="P17"><text:span text:style-name="T71">L’avion atterrit </text:span><text:span text:style-name="T75">à</text:span><text:span text:style-name="T71"> l’aéroport, ce gars, redécolle, fait un tour dans le ciel avant de recommencer.</text:span></text:p>
      <text:p text:style-name="P11"/>
      <text:p text:style-name="P16"><text:span text:style-name="T71">Affichage lors du parcours de la boucle </text:span><text:span text:style-name="T74">d’un avion</text:span><text:span text:style-name="T71"> :</text:span></text:p>
      <text:p text:style-name="P22"><text:span text:style-name="T2">&lt;ID Avion&gt;</text:span><text:span text:style-name="T3"> is now landing...</text:span></text:p>
      <text:p text:style-name="P15"><text:span text:style-name="T71">now servicing </text:span><text:span text:style-name="T73">&lt;ID Avion&gt;</text:span><text:span text:style-name="T71">...</text:span></text:p>
      <text:p text:style-name="P15"><text:span text:style-name="T71">done servicing </text:span><text:span text:style-name="T73">&lt;ID Avion&gt;</text:span></text:p>
      <text:p text:style-name="P15"><text:span text:style-name="T73">&lt;ID Avion&gt;</text:span><text:span text:style-name="T71"> lift off</text:span></text:p>
      <text:p text:style-name="P12"/>
      <text:p text:style-name="P13">Quand plusieurs avions ce suivent, les 3 premier avion commence à atterrir alors que les suivants attendent en faisant des tours jusqu’à ce que les avions décolle pour laisser leur place.</text:p>
      <text:p text:style-name="P13"/>
      <text:h text:style-name="P3" text:outline-level="2"><text:span text:style-name="T68">Exercice </text:span><text:span text:style-name="T69">B</text:span><text:span text:style-name="T68">. Exécution</text:span></text:h>
      <text:p text:style-name="P34"/>
      <text:p text:style-name="P28"><text:span text:style-name="T79">A </text:span><text:span text:style-name="T67">partir </text:span><text:span text:style-name="T80">sur la racine, on peut observer plusieurs classes et structure :</text:span></text:p>
      <text:p text:style-name="P30"><text:span text:style-name="T80">- Aircraft → représente tous les comportements </text:span><text:span text:style-name="T82">et </text:span><text:span text:style-name="T81">affichage</text:span><text:span text:style-name="T85">s</text:span><text:span text:style-name="T82"> </text:span><text:span text:style-name="T80">possible d’un avion.</text:span></text:p>
      <text:p text:style-name="P35">- AircraftType → représente toutes les possibilités <text:span text:style-name="T89">de </text:span>types d’avion possible.</text:p>
      <text:p text:style-name="P30"><text:span text:style-name="T80">- Airport → représente tous les comportements </text:span><text:span text:style-name="T82">et </text:span><text:span text:style-name="T81">affichage</text:span><text:span text:style-name="T86">s</text:span><text:span text:style-name="T81"> </text:span><text:span text:style-name="T80">possible d’un aéroport.</text:span></text:p>
      <text:p text:style-name="P36">- AirportType → représente toutes les possibilités sur les types d’ aéroport possible.</text:p>
      <text:p text:style-name="P29"><text:span text:style-name="T80">- </text:span><text:span text:style-name="T81">Point2D → </text:span><text:span text:style-name="T80">représente tous les comportements </text:span><text:span text:style-name="T82">et </text:span><text:span text:style-name="T81">affichage</text:span><text:span text:style-name="T87">s</text:span><text:span text:style-name="T81"> d’un point 2D.</text:span></text:p>
      <text:p text:style-name="P29"><text:soft-page-break/><text:span text:style-name="T80">- </text:span><text:span text:style-name="T81">Point3D → </text:span><text:span text:style-name="T80">représente tous les comportements </text:span><text:span text:style-name="T82">et </text:span><text:span text:style-name="T81">affichage</text:span><text:span text:style-name="T87">s</text:span><text:span text:style-name="T81"> d’un point 3D.</text:span></text:p>
      <text:p text:style-name="P37">- <text:span text:style-name="T90">Runway → représente une piste d’atterrissage par rapport à des points 3D.</text:span></text:p>
      <text:p text:style-name="P37">- <text:span text:style-name="T91">Terminal → représente le lieu de débarquement d’un avion ainsi que les actions depuis l’arrivé d’un avion jusqu’à son départ.</text:span></text:p>
      <text:p text:style-name="P37">- <text:span text:style-name="T92">TowerSimulation → représente l’interface utilisateur pour le jeu, avec les détections de touche </text:span><text:span text:style-name="T93">et les actions rattaché, ainsi que l’</text:span><text:span text:style-name="T92">affichage d’information sur le terminal.</text:span></text:p>
      <text:p text:style-name="P37">- <text:span text:style-name="T94">Tower → représente le comportement d’un avion pour l’approche d’un aéroport. Toutes les actions que doivent effectué un avion de son arrivé jusqu’à son départ.</text:span></text:p>
      <text:p text:style-name="P37">- <text:span text:style-name="T95">Displayable → </text:span><text:span text:style-name="T96">représente la profondeur sur le plan 3D</text:span></text:p>
      <text:p text:style-name="P47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8">- <text:span text:style-name="T95">Texture2D → représente l’affichage d’un objet grace a une image et a ses caractéristiques.</text:span></text:p>
      <text:p text:style-name="P37"/>
      <text:p text:style-name="P37">….</text:p>
      <text:p text:style-name="P37"/>
      <text:h text:style-name="P4" text:outline-level="2"><text:span text:style-name="T68">Exercice </text:span><text:span text:style-name="T70">C</text:span><text:span text:style-name="T68">. Exécution</text:span></text:h>
      <text:p text:style-name="P31"/>
      <text:p text:style-name="P33"><text:span text:style-name="T68">1-</text:span><text:span text:style-name="T79"> </text:span><text:span text:style-name="T67">Dans le fichier « aircraft_types.hpp », dans la méthode « init_aircraft_types », chaque ligne est une déclaration d’un nouvelle avion et la deuxième valeur est le nombre max de vitesse possible.</text:span><text:span text:style-name="T83"><text:line-break/>La vitesse du concorde passe de </text:span><text:span text:style-name="T84">0</text:span><text:span text:style-name="T83">.05 </text:span><text:span text:style-name="T84">à</text:span><text:span text:style-name="T83"> </text:span><text:span text:style-name="T84">0</text:span><text:span text:style-name="T83">.1.</text:span></text:p>
      <text:p text:style-name="P39"/>
      <text:p text:style-name="P48"><text:span text:style-name="T37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49"><text:span text:style-name="T38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0"/>
      <text:p text:style-name="P50"><text:span text:style-name="T39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1">Cependant on peut pas supprimer un avion a ce moment la, il faut faire remonter l’information jusqu’à la boucle qui effectue les actions de chaque objet pour pouvoir les supprimer. </text:p>
      <text:p text:style-name="P42"/>
      <text:p text:style-name="P57"><text:span text:style-name="T50">5</text:span><text:span text:style-name="T51">-</text:span><text:span text:style-name="T15"> </text:span><text:span text:style-name="T14">Pour insérer </text:span><text:span text:style-name="T17">et supprimer</text:span><text:span text:style-name="T14"> automatiquement un avion on doit </text:span><text:span text:style-name="T16">faire l’insertion dans le constructeur et la suppression dans le destructeur.</text:span></text:p>
      <text:p text:style-name="P43"/>
      <text:p text:style-name="P58"><text:span text:style-name="T52">6</text:span><text:span text:style-name="T51">-</text:span><text:span text:style-name="T15"> </text:span><text:span text:style-name="T18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44"/>
      <text:h text:style-name="P7" text:outline-level="2"><text:span text:style-name="T61">Exercice </text:span><text:span text:style-name="T62">D</text:span><text:span text:style-name="T61">. </text:span><text:span text:style-name="T62">Théorie</text:span></text:h>
      <text:p text:style-name="P32"/>
      <text:p text:style-name="P45"><text:span text:style-name="T88">1-</text:span><text:span text:style-name="T77"> </text:span><text:span text:style-name="T78">Le stockage </text:span></text:p>
      <text:p text:style-name="P65"><text:span text:style-name="Strong_20_Emphasis"><text:span text:style-name="T99">... - </text:span></text:span><text:span text:style-name="Strong_20_Emphasis"><text:span text:style-name="T100">TASK_</text:span></text:span><text:span text:style-name="Strong_20_Emphasis"><text:span text:style-name="T101">1</text:span></text:span></text:p>
      <text:h text:style-name="P5" text:outline-level="2"><text:span text:style-name="Strong_20_Emphasis"><text:span text:style-name="T103">Analyse de la gestion des avions</text:span></text:span></text:h>
      <text:p text:style-name="P46"><text:span text:style-name="Strong_20_Emphasis"><text:span text:style-name="T97"/></text:span></text:p>
      <text:p text:style-name="P46"><text:span text:style-name="Strong_20_Emphasis"><text:span text:style-name="T97">… </text:span></text:span><text:span text:style-name="Strong_20_Emphasis"><text:span text:style-name="T98">(c pas possible)</text:span></text:span></text:p>
      <text:p text:style-name="P46"><text:span text:style-name="Strong_20_Emphasis"><text:span text:style-name="T97"/></text:span></text:p>
      <text:h text:style-name="P8" text:outline-level="2"><text:span text:style-name="Strong_20_Emphasis"><text:span text:style-name="T63">Objectif</text:span></text:span><text:span text:style-name="Strong_20_Emphasis"><text:span text:style-name="T64"> </text:span></text:span><text:span text:style-name="Strong_20_Emphasis"><text:span text:style-name="T63">1</text:span></text:span><text:span text:style-name="Strong_20_Emphasis"><text:span text:style-name="T64">. </text:span></text:span><text:span text:style-name="Strong_20_Emphasis"><text:span text:style-name="T63">Référencement des avions</text:span></text:span></text:h>
      <text:p text:style-name="P51"><text:span text:style-name="Strong_20_Emphasis"><text:span text:style-name="T40"/></text:span></text:p>
      <text:p text:style-name="P51"><text:span text:style-name="Strong_20_Emphasis"><text:span text:style-name="T40">A – Choisir l’architecture</text:span></text:span></text:p>
      <text:p text:style-name="P52"><text:span text:style-name="Strong_20_Emphasis"><text:span text:style-name="T19">Pour référencer les avions présent il faut donc avoir une nouvelle classe qui puisse gérer ce genre d’information.</text:span></text:span></text:p>
      <text:p text:style-name="P52"><text:span text:style-name="Strong_20_Emphasis"><text:span text:style-name="T19">Cependant il faut choisir entre : Créer une nouvelle classe ou intégrer cette capacité a une classe existante.</text:span></text:span></text:p>
      <text:p text:style-name="P52"><text:span text:style-name="Strong_20_Emphasis"><text:span text:style-name="T19">Il serait préférable de créer une nouvelle classe par soucie d’organisation. </text:span></text:span><text:span text:style-name="Strong_20_Emphasis"><text:span text:style-name="T20">Chaque classe possède son propre objectif, il faut donc éviter d’intégrer de nouvelles capacités aux classes déjà existantes, dans le bute d’avoir des classes claire et bien organisé.</text:span></text:span></text:p>
      <text:p text:style-name="P52"><text:span text:style-name="Strong_20_Emphasis"><text:span text:style-name="T20"/></text:span></text:p>
      <text:p text:style-name="P53"><text:span text:style-name="Strong_20_Emphasis"><text:span text:style-name="T41">B</text:span></text:span><text:span text:style-name="Strong_20_Emphasis"><text:span text:style-name="T40"> – Déterminer le propriétaire de chaque avion</text:span></text:span></text:p>
      <text:p text:style-name="P59"><text:span text:style-name="Strong_20_Emphasis"><text:span text:style-name="T42">1-</text:span></text:span><text:span text:style-name="Strong_20_Emphasis"><text:span text:style-name="T21"> Quand une avion doit être détruit, l’information remonte jusqu’au fichier « opengl_interface.cpp », qui fait la demande de suppression auprès des différentes listes de stockages. </text:span></text:span></text:p>
      <text:p text:style-name="P60"><text:span text:style-name="Strong_20_Emphasis"><text:span text:style-name="T43">2-</text:span></text:span><text:span text:style-name="Strong_20_Emphasis"><text:span text:style-name="T22"> La classe « Displayable » et « DynamicObject » possèdes tous deux une liste qui </text:span></text:span><text:span text:style-name="Strong_20_Emphasis"><text:span text:style-name="T23">peuvent stocker</text:span></text:span><text:span text:style-name="Strong_20_Emphasis"><text:span text:style-name="T22"> un avion qui doit être supprimer au moment ou l’on décide qu’il faut en supprimer un.</text:span></text:span></text:p>
      <text:p text:style-name="P61"><text:span text:style-name="Strong_20_Emphasis"><text:span text:style-name="T44">3- </text:span></text:span><text:span text:style-name="Strong_20_Emphasis"><text:span text:style-name="T24">Pour supprimer la référence de l’avion, on utilise l’itérateur qui parcours les objets déplacer pour le retirer de la « move_queue ». Puis on supprime l’itérateur qui utilisera le destructeur de la classe « Displayable » pour pouvoir recréer un itérateur capable d’être utilisé pour supprimer l’objet de la « display_queue ».</text:span></text:span></text:p>
      <text:p text:style-name="P62"><text:soft-page-break/><text:span text:style-name="Strong_20_Emphasis"><text:span text:style-name="T45">4-</text:span></text:span><text:span text:style-name="Strong_20_Emphasis"><text:span text:style-name="T25"> Il n’est pas très judicieux d’essayer de faire la même chose pour « AircraftManager », </text:span></text:span><text:span text:style-name="Strong_20_Emphasis"><text:span text:style-name="T26">cela va dupliquer la recherche des informations concernant les avions (parcourir deux fois une liste similaire).</text:span></text:span></text:p>
      <text:p text:style-name="P62"><text:span text:style-name="Strong_20_Emphasis"><text:span text:style-name="T26"/></text:span></text:p>
      <text:p text:style-name="P54"><text:span text:style-name="Strong_20_Emphasis"><text:span text:style-name="T40">C – C'est parti !</text:span></text:span></text:p>
      <text:p text:style-name="P54"><text:span text:style-name="Strong_20_Emphasis"><text:span text:style-name="T27">Pour stocker les avions, il faut donc utiliser un </text:span></text:span><text:span text:style-name="Strong_20_Emphasis"><text:span text:style-name="T30">vector</text:span></text:span><text:span text:style-name="Strong_20_Emphasis"><text:span text:style-name="T27"> d</text:span></text:span><text:span text:style-name="Strong_20_Emphasis"><text:span text:style-name="T28">e </text:span></text:span><text:span text:style-name="Strong_20_Emphasis"><text:span text:style-name="T30">Aircraft</text:span></text:span><text:span text:style-name="Strong_20_Emphasis"><text:span text:style-name="T28">. </text:span></text:span></text:p>
      <text:p text:style-name="P55"><text:span text:style-name="Strong_20_Emphasis"><text:span text:style-name="T28">L’idée est de remplacer tous les avions de la move_queue, par un unique objet « </text:span></text:span><text:span text:style-name="Strong_20_Emphasis"><text:span text:style-name="T25">AircraftManager</text:span></text:span><text:span text:style-name="Strong_20_Emphasis"><text:span text:style-name="T28"> » qui fera donc le travail de move tous les avions qu’il possède au moment ou on lui demande de le move. </text:span></text:span></text:p>
      <text:p text:style-name="P55"><text:span text:style-name="Strong_20_Emphasis"><text:span text:style-name="T28">Le aircraft_manager sera initialiser comme un airport, </text:span></text:span><text:span text:style-name="Strong_20_Emphasis"><text:span text:style-name="T29">avec un création a nullptr ainsi qu’une véritable initialisation a l’aide d’une fonction faite pour avant d’être introduit dans la move_queue.</text:span></text:span></text:p>
      <text:p text:style-name="P56"><text:span text:style-name="Strong_20_Emphasis"><text:span text:style-name="T29">Pour finir, il faut utiliser une fonction d’insertion pour l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</text:span></text:span><text:span text:style-name="Strong_20_Emphasis"><text:span text:style-name="T29"> a chaque que l’on créer un nouveau aicraft.</text:span></text:span></text:p>
      <text:p text:style-name="P56"><text:span text:style-name="Strong_20_Emphasis"><text:span text:style-name="T30">Pour faire en sorte qu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 </text:span></text:span><text:span text:style-name="Strong_20_Emphasis"><text:span text:style-name="T30">soit l’unique possesseur différents avions, il faut utiliser des « unique_ptr ».</text:span></text:span></text:p>
      <text:p text:style-name="P56"><text:span text:style-name="Strong_20_Emphasis"><text:span text:style-name="T30"/></text:span></text:p>
      <text:h text:style-name="P67" text:outline-level="2"><text:span text:style-name="Strong_20_Emphasis"><text:span text:style-name="T63">Objectif</text:span></text:span><text:span text:style-name="Strong_20_Emphasis"><text:span text:style-name="T64"> </text:span></text:span><text:span text:style-name="Strong_20_Emphasis"><text:span text:style-name="T65">2</text:span></text:span><text:span text:style-name="Strong_20_Emphasis"><text:span text:style-name="T64">. </text:span></text:span><text:span text:style-name="Strong_20_Emphasis"><text:span text:style-name="T65">Usine à avions</text:span></text:span></text:h>
      <text:p text:style-name="P70"><text:span text:style-name="Strong_20_Emphasis"><text:span text:style-name="T40"/></text:span></text:p>
      <text:p text:style-name="P70"><text:span text:style-name="Strong_20_Emphasis"><text:span text:style-name="T40">A – </text:span></text:span><text:span text:style-name="Strong_20_Emphasis"><text:span text:style-name="T46">Création d’une factory</text:span></text:span></text:p>
      <text:p text:style-name="P77"><text:span text:style-name="Strong_20_Emphasis"><text:span text:style-name="T104">Après avoir créé une classe « AicraftFactory » il faut regrouper toutes les informations nécessaire a l’intérieur de cette classe. Les variables globale deviennent des champs privé, car ils ne sont pas nécessaire ailleurs.</text:span></text:span></text:p>
      <text:p text:style-name="P71"><text:span text:style-name="Strong_20_Emphasis"><text:span text:style-name="T31">La classe possède donc une méthode permettant de créer un avion sur commande, regroupant toutes les informations nécessaire avant d’envoyer un unique pointeur.</text:span></text:span></text:p>
      <text:p text:style-name="P72"><text:span text:style-name="Strong_20_Emphasis"><text:span text:style-name="T32">La classe « TowerSimulation » possédera une instance de « AicraftFactory » pour qu’elle puisse demander la création d’un nouvelle avion lorsque le joueur appuie sur la bonne touche.</text:span></text:span></text:p>
      <text:p text:style-name="P72"><text:span text:style-name="Strong_20_Emphasis"><text:span text:style-name="T32"/></text:span></text:p>
      <text:p text:style-name="P73"><text:soft-page-break/><text:span text:style-name="Strong_20_Emphasis"><text:span text:style-name="T47">B</text:span></text:span><text:span text:style-name="Strong_20_Emphasis"><text:span text:style-name="T40"> – </text:span></text:span><text:span text:style-name="Strong_20_Emphasis"><text:span text:style-name="T47">Conflits</text:span></text:span></text:p>
      <text:p text:style-name="P73"><text:span text:style-name="Strong_20_Emphasis"><text:span text:style-name="T33">Pour gérer ce problème, il faut ajouter un set dans les champs privé de la casse « AicraftFactory », qui liste tous les numéro de vol des <text:s/>avions créé par la classe. </text:span></text:span></text:p>
      <text:p text:style-name="P73"><text:span text:style-name="Strong_20_Emphasis"><text:span text:style-name="T33">Il faut aussi ajouter un do-while, qui boucle jusqu’à ce qu’un numéro de vol original soir créé </text:span></text:span><text:span text:style-name="Strong_20_Emphasis"><text:span text:style-name="T34">pour terminer la création d’un nouvelle avion.</text:span></text:span></text:p>
      <text:p text:style-name="P73"/>
      <text:p text:style-name="P80"><text:span text:style-name="Strong_20_Emphasis"><text:span text:style-name="T99">... - </text:span></text:span><text:span text:style-name="Strong_20_Emphasis"><text:span text:style-name="T100">TASK_</text:span></text:span><text:span text:style-name="Strong_20_Emphasis"><text:span text:style-name="T102">2</text:span></text:span></text:p>
      <text:h text:style-name="P68" text:outline-level="2"><text:span text:style-name="Strong_20_Emphasis"><text:span text:style-name="T63">Objectif</text:span></text:span><text:span text:style-name="Strong_20_Emphasis"><text:span text:style-name="T64"> </text:span></text:span><text:span text:style-name="Strong_20_Emphasis"><text:span text:style-name="T63">1</text:span></text:span><text:span text:style-name="Strong_20_Emphasis"><text:span text:style-name="T64">. </text:span></text:span><text:span text:style-name="Strong_20_Emphasis"><text:span text:style-name="T66">Refactorisation de l’existant</text:span></text:span></text:h>
      <text:p text:style-name="P74"><text:span text:style-name="Strong_20_Emphasis"><text:span text:style-name="T40"/></text:span></text:p>
      <text:p text:style-name="P74"><text:span text:style-name="Strong_20_Emphasis"><text:span text:style-name="T40">A – </text:span></text:span><text:span text:style-name="Strong_20_Emphasis"><text:span text:style-name="T48">Structured Bindings</text:span></text:span></text:p>
      <text:p text:style-name="P75"><text:span text:style-name="Strong_20_Emphasis"><text:span text:style-name="T35">La strucutured binding adapté serait de remplacer la simple variable pair par « [key, value] » qui sépare déjà les deux valeur.</text:span></text:span></text:p>
      <text:p text:style-name="P75"><text:span text:style-name="Strong_20_Emphasis"><text:span text:style-name="T35"/></text:span></text:p>
      <text:p text:style-name="P76"><text:span text:style-name="Strong_20_Emphasis"><text:span text:style-name="T49">B</text:span></text:span><text:span text:style-name="Strong_20_Emphasis"><text:span text:style-name="T40"> – </text:span></text:span><text:span text:style-name="Strong_20_Emphasis"><text:span text:style-name="T49">Algorithmes divers</text:span></text:span></text:p>
      <text:p text:style-name="P79"><text:span text:style-name="Strong_20_Emphasis"><text:span text:style-name="T42">1-</text:span></text:span><text:span text:style-name="Strong_20_Emphasis"><text:span text:style-name="T21"> </text:span></text:span><text:span text:style-name="Strong_20_Emphasis"><text:span text:style-name="T36">Pour remplacer la boucle for par un « remove_if » il faut appliquer la méthode « move » pour tous les éléments du vector, chaque avion qui doit être supprimé a une méthode « move » qui renvoie true. A la fin du « remove_if » il faut supprimer tous les éléments entre la fin de la nouvelle liste et de l’ancienne, ce qui supprimer tous les éléments qui ont renvoyé true.</text:span></text:span></text:p>
      <text:p text:style-name="P78"><text:span text:style-name="Strong_20_Emphasis"><text:span text:style-name="T43">2-</text:span></text:span><text:span text:style-name="Strong_20_Emphasis"><text:span text:style-name="T22"> La classe « Displa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4-01T17:31:54.878871986</dc:date>
    <meta:editing-duration>P21DT4H57M16S</meta:editing-duration>
    <meta:editing-cycles>488</meta:editing-cycles>
    <meta:generator>LibreOffice/6.4.7.2$Linux_X86_64 LibreOffice_project/40$Build-2</meta:generator>
    <meta:document-statistic meta:table-count="0" meta:image-count="0" meta:object-count="0" meta:page-count="8" meta:paragraph-count="79" meta:word-count="1277" meta:character-count="7753" meta:non-whitespace-character-count="6470"/>
  </office:meta>
</office:document-meta>
</file>